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ENGL0930 | Paper 1</text:title></text:p>
      <text:p text:style-name="OrgTitle"/>
      <text:p text:style-name="OrgSubtitle"><text:initial-creator>Kristoffer Balinton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0c0b45">1. 5 Draft (6/5)</text:a></text:p>
          <text:p text:style-name="Contents_20_2"><text:a xlink:type="simple" xlink:href="#org5d96a10">1.1. Potential titles</text:a></text:p>
          <text:p text:style-name="Contents_20_2"><text:a xlink:type="simple" xlink:href="#org0758670">1.2. Introducing scene</text:a></text:p>
          <text:p text:style-name="Contents_20_2"><text:a xlink:type="simple" xlink:href="#orgfad18bc">1.3. Brief break from writing; reflecting on how I felt</text:a></text:p>
          <text:p text:style-name="Contents_20_2"><text:a xlink:type="simple" xlink:href="#orgeec56b4">1.4. Writing about where things went wrong</text:a></text:p>
          <text:p text:style-name="Contents_20_2"><text:a xlink:type="simple" xlink:href="#org86b750b">1.5. Class: An inkling of an insight</text:a></text:p>
          <text:p text:style-name="Contents_20_2"><text:a xlink:type="simple" xlink:href="#org14e7589">1.6. I realize what I must focus on</text:a></text:p>
          <text:p text:style-name="Contents_20_2"><text:a xlink:type="simple" xlink:href="#org0050401">1.7. It’s night; a realization that COVID is all around</text:a></text:p>
        </text:index-body>
      </text:table-of-content>
      <text:h text:style-name="Heading_20_1" text:outline-level="1" text:is-list-header="false">
<text:bookmark-start text:name="OrgXref.orgc0c0b45"/>
<text:bookmark text:name="orgc0c0b45"/>5 Draft (6/5)
<text:bookmark-end text:name="OrgXref.orgc0c0b45"/></text:h>
      <text:h text:style-name="Heading_20_2" text:outline-level="2" text:is-list-header="false">
<text:bookmark-start text:name="OrgXref.org5d96a10"/>
<text:bookmark text:name="org5d96a10"/>Potential titles
<text:bookmark-end text:name="OrgXref.org5d96a10"/></text:h>
      <text:list text:style-name="OrgBulletedList" text:continue-numbering="false">
        <text:list-item>
          <text:p text:style-name="Text_20_body">An act of exploration
</text:p>
        </text:list-item>
        <text:list-item>
          <text:p text:style-name="Text_20_body">Exploration through writing
</text:p>
          <text:list text:style-name="OrgBulletedList" text:continue-numbering="true">
            <text:list-item>
              <text:p text:style-name="Text_20_body">A Continuing Journey on Social Anxiety and COVID
</text:p>
            </text:list-item>
          </text:list>
        </text:list-item>
        <text:list-item>
          <text:p text:style-name="Text_20_body">Beyond me
</text:p>
        </text:list-item>
        <text:list-item>
          <text:p text:style-name="Text_20_body">Behind the Veil
</text:p>
        </text:list-item>
      </text:list>
      <text:h text:style-name="Heading_20_2" text:outline-level="2" text:is-list-header="false">
<text:bookmark-start text:name="OrgXref.org0758670"/>
<text:bookmark text:name="org0758670"/>Introducing scene
<text:bookmark-end text:name="OrgXref.org0758670"/></text:h>
      <text:p text:style-name="Text_20_body">Ku-clink! Like the pull of returning to consciousness from a dream, my senses get to work. Forcefully aware of where I am, I straighten my posture and turn my head instinctively. Natural and seamless is how it feels to shift gears. That deftness is a sign of my familiarity.
</text:p>
      <text:p text:style-name="Text_20_body">“Hey, do you want to join us?”
</text:p>
      <text:p text:style-name="Text_20_body">I belatedly inspect him standing under the door frame. Lauel is wearing a tank top and shorts with a drink in hand. I put deliberate effort to match my tone with his casualness. “Nah, I’m okay. I have a ton of reading from a class I have.” Too forced?
</text:p>
      <text:p text:style-name="Text_20_body">“Alright.”
</text:p>
      <text:p text:style-name="Text_20_body">“Yeah.”
</text:p>
      <text:p text:style-name="Text_20_body">Ku-clink! Just like that. I release my breath. That sound is a small victory. Relaxation ripples through my body to release tension I hadn’t realized was there. I’m safe for a little while—it’s unlikely someone will come in here again soon. But that awareness itself is a reminder to remain vigilant. That’s the first thing that comes to my mind.
</text:p>
      <text:p text:style-name="Text_20_body">The second is the moment itself. A funny thing. It is laughably ironic that a small exchange can bear such a weight. I interrogate my body: My cheeks relax. My torso and head revert to facing my laptop. I feel the pressure of my elbow bearing the weight from my head resting on my left palm. In my mind’s eye I look less cheerful, like an intangible wet blanket now permeates the small dorm room. These moments of fear plague me every weekend night.
</text:p>
      <text:p text:style-name="Text_20_body">Yeah, I have things to do, and yes, I’d like to do those things tonight, but it’s not like I can’t plan ahead. I did have real reservations at first, but now it’s just an excuse. What I said is closer to a white lie—the other half is trepidation. The fact that my pen has made little progress on my assignment proves how much of a charade this all is.
</text:p>
      <text:p text:style-name="Text_20_body">This is a mistake.
</text:p>
      <text:p text:style-name="Text_20_body">The sigh that I let out as I lean back in my chair has a solemn tone that matches my still room. Thump! Thump! Thump! My door shakes from the reverberating bass of the party. A twofold reminder: 1) I am a child, 2) I’m thinking again.
</text:p>
      <text:h text:style-name="Heading_20_2" text:outline-level="2" text:is-list-header="false">
<text:bookmark-start text:name="OrgXref.orgfad18bc"/>
<text:bookmark text:name="orgfad18bc"/>Brief break from writing; reflecting on how I felt
<text:bookmark-end text:name="OrgXref.orgfad18bc"/></text:h>
      <text:p text:style-name="Horizontal_20_Line"/>
      <text:p text:style-name="Text_20_body">“Damn,” I let out, interrupting my writing session. My eyes and concentration shift to scan the things whose deserved meaning and weight is less now. The simple rectangular space would normally be taken as a cozy corner. Groupings of trinkets—the useful mixed in with the one-off—are grouped deliberately yet unkempt. Bag there, pencil here, computer to my right, sheets messily arranged on my elevated bed. Chaotically organized just the way I like it. Although my new home is comfy, enjoyable, and, most importantly, mine, a distrust is imbued in the room, making it feel less like a home.
</text:p>
      <text:p text:style-name="Text_20_body">But I counter that feeling a moment later: June is approaching, and I’m beginning to feel a sort of intrigue when recalling the things which supposedly happened to a previous version of myself, almost akin to the curiosity of a child witnessing their first wonder or a bookworm exploring a new and fantastic world. Why did I react the way I did? Another time comes to mind. Opportunistic and with momentum at hand, I am spurred to write again while this creative surge lasts.
</text:p>
      <text:p text:style-name="Horizontal_20_Line"/>
      <text:h text:style-name="Heading_20_2" text:outline-level="2" text:is-list-header="false">
<text:bookmark-start text:name="OrgXref.orgeec56b4"/>
<text:bookmark text:name="orgeec56b4"/>Writing about where things went wrong
<text:bookmark-end text:name="OrgXref.orgeec56b4"/></text:h>
      <text:p text:style-name="Text_20_body">I’m so close—a wall away—yet my heart pounds at the prospect of twisting the doorknob. Why can’t that be me? There’s no reason but the silly fear that grips me. The chances to turn back slipped by. I wanted to spill everything out. Say what I'm feeling and have camaraderie rather than scorn returned. My natural reaction was to feign comfort if I can’t find it.
</text:p>
      <text:p text:style-name="Text_20_body">I reflect on the beginning of the pandemic, when I was still in Chicago, and when I let myself go. I strain to make a timeline of those monotonous months. Inebriated from the surplus of week, even the prospect of college, a new stage in my life, wasn’t particularly stimulating. So flat things were that only the time-crunch incited me to belatedly pack my things, briefly lament all the things I wish I’d done in high school, deliberate on all the regrets I hadn’t realized I had. And then I was hurriedly shipped here. Life was moving faster than I was.
</text:p>
      <text:p text:style-name="Text_20_body">And I felt alone through all of it. Too much time created solitary habits which I fell into in college. I unpacked and organized my room alone. I relaxed alone. I worked alone. I liked being alone. Unfortunately, the laughs and mumbles I occasionally heard through the wall all became taunts for this reason. The mere fact that they were doing something I wasn’t a part of: “Should I be alone?” For those few weeks life was still moving faster than I was.
</text:p>
      <text:p text:style-name="Text_20_body">Brittle.
</text:p>
      <text:h text:style-name="Heading_20_2" text:outline-level="2" text:is-list-header="false">
<text:bookmark-start text:name="OrgXref.org86b750b"/>
<text:bookmark text:name="org86b750b"/>Class: An inkling of an insight
<text:bookmark-end text:name="OrgXref.org86b750b"/></text:h>
      <text:p text:style-name="Horizontal_20_Line"/>
      <text:p text:style-name="Text_20_body">A knowing veteran writer, Professor Rush interrupts the thoughts of last night’s attempt at a first draft as they waft in my head. With soft persistence, she asks “What do we think Samantha needs to change in her piece? Were there any parts you felt were confusing as you read her work?” A moment of silence follows Professor Rush’s invitation. Everyone awkwardly awaits for everyone else to fill vacuum that they aren’t willing to fill themselves—then I break under the tension. “I was a little confused near the beginning of the piece with the introduction. I was a bit confused when reading because I wasn’t quite sure how it connected to the writing that followed.” Anna responds with the enthusiasm of someone who knows what they’re talking about, “I’m going to have to respectfully disagree. I felt like the bus scene was really well done. As a reader I’m wondering ‘What is she waiting for?’, ‘Why is she nervous about it?’, ‘Why is this something she remembers so vividly?’ I was really drawn in by it.”
</text:p>
      <text:p text:style-name="Text_20_body">She makes a good point.
</text:p>
      <text:p text:style-name="Text_20_body">“I think what we’re trying to get at is writing to give insight to these larger, unanswerable questions.” My eyes focus up and glisten. “Unanswerable questions are central to a creative nonfiction piece,” she continues, “A larger theme should often be addressed.”
</text:p>
      <text:p text:style-name="Text_20_body">“Unanswerable questions.” there’s something there.
</text:p>
      <text:p text:style-name="Text_20_body">I later visited Professor Rush’s office hours to consult with her on building a writing practice—ironically the advice that allowed me to piece together this work—and to follow the trail she had left for me in class.
</text:p>
      <text:p text:style-name="Text_20_body">“This is the only year in which I’ve gotten several students who have written about social anxiety. I usually only get 1 to every year.”
</text:p>
      <text:p text:style-name="Text_20_body">My stupor is apparently too evidently on my face.
</text:p>
      <text:p text:style-name="Text_20_body">“Right! That’s why I think COVID, either as a direct consequence or instigator, is definitely a part of the equation.”
</text:p>
      <text:h text:style-name="Heading_20_2" text:outline-level="2" text:is-list-header="false">
<text:bookmark-start text:name="OrgXref.org14e7589"/>
<text:bookmark text:name="org14e7589"/>I realize what I must focus on
<text:bookmark-end text:name="OrgXref.org14e7589"/></text:h>
      <text:p text:style-name="Horizontal_20_Line"/>
      <text:p text:style-name="Text_20_body">I sit at my desk again. “Unanswerable questions,” “unanswerable questions,” “unanswerable questions”… I repeat it to myself like a mantra. Like an itch in the brain, just now feeling the relief of a scratch, this is a realization I could only have learned from my professor.
</text:p>
      <text:p text:style-name="Text_20_body">Once pen hit paper, my hopes were realized. It glided effortlessly across the texture of the story this time. Crashing waves mixed in with echoing staccato. A parenthesis there with a floundering attempt here. Period. The correct rhythm and poignant nouns and verbs flew out of my. Struck, thrust, screech, incredulous, eradication, indignation. On the beat those words rattle out as forking paths I could take. At the same time, I’m hopeful that an artist or two has conjured up a not-too-dissimilar list before. With a boisterous crescendo I close the curtain—just like that. Bigger questions need to be in the picture. That’s what I set out to do in today’s writing session.
</text:p>
      <text:h text:style-name="Heading_20_2" text:outline-level="2" text:is-list-header="false">
<text:bookmark-start text:name="OrgXref.org0050401"/>
<text:bookmark text:name="org0050401"/>It’s night; a realization that COVID is all around
<text:bookmark-end text:name="OrgXref.org0050401"/></text:h>
      <text:p text:style-name="Horizontal_20_Line"/>
      <text:p text:style-name="Text_20_body">Why do all my creative thoughts happen at this time of day? I’ve always thought of myself as a night owl, but considered that as a convenient excuse to justify my bad sleeping habits. But perhaps it’s my mind’s sneaky tactic to return me to a state of mind similar to that time. I’m leaning back in my chair just like then. I’m sighing and facing forward, but not looking—like that then. Even the things I notice coincidentally align with those moments. Moments of social anxiety. Not from me as much, however. After Professor Rush noted my piece as potentially a COVID one, I can’t help but filter experiences in that lens. These are the moments where I look back and see the stars at the perfect angle for alignment.
</text:p>
      <text:p text:style-name="Text_20_body">I closely behold the view from my room’s window. Dim yellow lights from the few sidewalk lights within the Quad’s confines emit a mellow warmth to the eyes. In stark contrast are white suns interspersed from our dorm’s interior. It complements the people flowing in and out on the weekends. And beyond all of this is a subtle, calming wind that reminds me of my safety from outdoor weather. This is where it all transpires.
</text:p>
      <text:p text:style-name="Text_20_body">“It’s been like a year and a half of staying in, man,” I overhear him sway with a suave assurance, “but now I’m kind of tired of it.”
</text:p>
      <text:p text:style-name="Text_20_body">“Really?”
</text:p>
      <text:p text:style-name="Text_20_body">“Yeah. I’m not going in now. I think I’m going to bed.”
</text:p>
      <text:p text:style-name="Text_20_body">What a coincidence. As I write my draft, I become witness to an eerily familiar sensation. As I sit with hand on chin, elbow on table, I wonder to myself, “What are the chances of this?” Then it hits me. A breakthrough moment. I am not an exception. A simple awareness that COVID has affected us all. They aren’t coincidences. This is just COVID in action. That type of shameful worry is not unique to m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Kristoffer Balintona</dc:creator>
    <meta:initial-creator>Kristoffer Balintona</meta:initial-creator>
    <dc:date>2021-08-09T21:47:14</dc:date>
    <meta:creation-date>2021-08-09T21:47:14</meta:creation-date>
    <meta:generator>Emacs 28.0.50 (Org mode 9.4.6)</meta:generator>
    <meta:keyword/>
    <dc:subject/>
    <dc:title>ENGL0930 | Paper 1</dc:title>
  </office:meta>
</office:document-meta>
</file>